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a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an</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span.html" text:style-name="Internet_20_link" text:visited-style-name="Visited_20_Internet_20_Link">link</text:a>)</text:p>

            
                <text:list xml:id="list_Span2" text:continue-numbering="true" text:continue-list="list_Spa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an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pan4" text:continue-numbering="true" text:continue-list="list_Span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pan5" text:continue-numbering="true" text:continue-list="list_Span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pan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an7" text:continue-numbering="true" text:continue-list="list_Span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an8" text:continue-numbering="true" text:continue-list="list_Span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an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an10" text:continue-numbering="true" text:continue-list="list_Span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an11" text:continue-numbering="true" text:continue-list="list_Span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an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an13" text:continue-numbering="true" text:continue-list="list_Span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an14" text:continue-numbering="true" text:continue-list="list_Span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an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an16" text:continue-numbering="true" text:continue-list="list_Span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an17" text:continue-numbering="true" text:continue-list="list_Span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an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pan19" text:continue-numbering="true" text:continue-list="list_Span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pan20" text:continue-numbering="true" text:continue-list="list_Span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an21" text:continue-numbering="true" text:continue-list="list_Span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an22" text:continue-numbering="true" text:continue-list="list_Span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an23" text:continue-numbering="true" text:continue-list="list_Span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an24" text:continue-numbering="true" text:continue-list="list_Span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an25" text:continue-numbering="true" text:continue-list="list_Span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an26" text:continue-numbering="true" text:continue-list="list_Span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an27" text:continue-numbering="true" text:continue-list="list_Span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an28" text:continue-numbering="true" text:continue-list="list_Span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an29" text:continue-numbering="true" text:continue-list="list_Span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an30" text:continue-numbering="true" text:continue-list="list_Span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an31" text:continue-numbering="true" text:continue-list="list_Span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an32" text:continue-numbering="true" text:continue-list="list_Span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an33" text:continue-numbering="true" text:continue-list="list_Span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an34" text:continue-numbering="true" text:continue-list="list_Span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an35" text:continue-numbering="true" text:continue-list="list_Span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an36" text:continue-numbering="true" text:continue-list="list_Span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an37" text:continue-numbering="true" text:continue-list="list_Span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an38" text:continue-numbering="true" text:continue-list="list_Span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an39" text:continue-numbering="true" text:continue-list="list_Span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an40" text:continue-numbering="true" text:continue-list="list_Span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an41" text:continue-numbering="true" text:continue-list="list_Span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an42" text:continue-numbering="true" text:continue-list="list_Span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an43" text:continue-numbering="true" text:continue-list="list_Span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an44" text:continue-numbering="true" text:continue-list="list_Span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an45" text:continue-numbering="true" text:continue-list="list_Span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an46" text:continue-numbering="true" text:continue-list="list_Span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an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an48" text:continue-numbering="true" text:continue-list="list_Span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an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pan50" text:continue-numbering="true" text:continue-list="list_Span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an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pan52" text:continue-numbering="true" text:continue-list="list_Span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an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an54" text:continue-numbering="true" text:continue-list="list_Span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an55" text:continue-numbering="true" text:continue-list="list_Span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an56" text:continue-numbering="true" text:continue-list="list_Span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an57" text:continue-numbering="true" text:continue-list="list_Span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an58" text:continue-numbering="true" text:continue-list="list_Span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an59" text:continue-numbering="true" text:continue-list="list_Span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pan60" text:continue-numbering="true" text:continue-list="list_Span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an61" text:continue-numbering="true" text:continue-list="list_Span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an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an63" text:continue-numbering="true" text:continue-list="list_Span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an64" text:continue-numbering="true" text:continue-list="list_Span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an65" text:continue-numbering="true" text:continue-list="list_Span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